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RandomContentInputStream.calcFilePosition( long n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RandomContentInputStream.skip( long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aredRandomContentInputStream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RandomContent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aredRandomContent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RandomContentInputStream.SharedRandomContentInputStream( final FileObject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RandomContentInputStream.check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RandomContent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redRandomContentInputStream.SharedRandomContentInputStream( final Set createdStreams , final FileObject fo , final long fileStart , final long fileEnd , final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aredRandomContentInputStream.getFil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RandomContentInputStream.newStream( long start , long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haredRandomContentInputStream.read( byte b [ ] , int off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aredRandomContentInputStream.clos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aredRandomContent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